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729in"/>
    </style:style>
    <style:style style:name="Table1.B" style:family="table-column">
      <style:table-column-properties style:column-width="3.5875in"/>
    </style:style>
    <style:style style:name="Table1.C" style:family="table-column">
      <style:table-column-properties style:column-width="2.132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line-height="200%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Standard">
      <style:paragraph-properties fo:line-height="200%"/>
    </style:style>
    <style:style style:name="P7" style:family="paragraph" style:parent-style-name="Standard">
      <style:paragraph-properties fo:line-height="200%"/>
      <style:text-properties fo:font-weight="bold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Machine Learning Workflow</text:span></text:h>
      <text:h text:style-name="Heading_20_3" text:outline-level="3">🎯 Learning Goals</text:h>
      <text:p text:style-name="Text_20_body">By the end of today you should be able to:</text:p>
      <text:list text:style-name="L1">
        <text:list-item>
          <text:p text:style-name="P8">Explain the <text:span text:style-name="Strong_20_Emphasis">machine learning process</text:span></text:p>
        </text:list-item>
        <text:list-item>
          <text:p text:style-name="P8">Split data into <text:span text:style-name="Strong_20_Emphasis">train/test sets</text:span></text:p>
        </text:list-item>
        <text:list-item>
          <text:p text:style-name="P8">Train a simple model</text:p>
        </text:list-item>
        <text:list-item>
          <text:p text:style-name="P8">Evaluate using <text:span text:style-name="Strong_20_Emphasis">metrics</text:span> (MAE, MSE, R²)</text:p>
        </text:list-item>
        <text:list-item>
          <text:p text:style-name="P8">Understand <text:span text:style-name="Strong_20_Emphasis">overfitting</text:span> vs <text:span text:style-name="Strong_20_Emphasis">underfitting</text:span></text:p>
        </text:list-item>
      </text:list>
      <text:p text:style-name="Horizontal_20_Line"/>
      <text:h text:style-name="Heading_20_2" text:outline-level="2">📘 <text:span text:style-name="Strong_20_Emphasis">1. Notes — ML Workflow Overview</text:span></text:h>
      <text:h text:style-name="Heading_20_3" text:outline-level="3">🧩 Step 1: Data Preparation</text:h>
      <text:list text:style-name="L2">
        <text:list-item>
          <text:p text:style-name="P9">Load data with <text:span text:style-name="Source_20_Text">pandas</text:span></text:p>
        </text:list-item>
        <text:list-item>
          <text:p text:style-name="P9">Handle missing values, remove outliers, select features</text:p>
        </text:list-item>
      </text:list>
      <text:h text:style-name="Heading_20_3" text:outline-level="3">🧩 Step 2: Split into Training &amp; Test Sets</text:h>
      <text:p text:style-name="P2"><text:span text:style-name="Source_20_Text">from sklearn.model_selection import train_test_split</text:span></text:p>
      <text:p text:style-name="P5"><text:span text:style-name="Source_20_Text">X_train, X_test, y_train, y_test = train_test_split(X, y, test_size=0.2, random_state=42)</text:span></text:p>
      <text:list text:style-name="L3">
        <text:list-item>
          <text:p text:style-name="P10"><text:span text:style-name="Strong_20_Emphasis">Training set:</text:span> used to teach the model (80%)</text:p>
        </text:list-item>
        <text:list-item>
          <text:p text:style-name="P10"><text:span text:style-name="Strong_20_Emphasis">Test set:</text:span> used to evaluate performance (20%)</text:p>
        </text:list-item>
      </text:list>
      <text:h text:style-name="Heading_20_3" text:outline-level="3">🧩 Step 3: Model Training</text:h>
      <text:p text:style-name="P2"><text:span text:style-name="Source_20_Text">from sklearn.linear_model import LinearRegression</text:span></text:p>
      <text:p text:style-name="P4"><text:span text:style-name="Source_20_Text">model = LinearRegression()</text:span></text:p>
      <text:p text:style-name="P5"><text:span text:style-name="Source_20_Text">model.fit(X_train, y_train)</text:span></text:p>
      <text:h text:style-name="Heading_20_3" text:outline-level="3">🧩 Step 4: Model Evaluation</text:h>
      <text:p text:style-name="P3"><text:span text:style-name="Source_20_Text">from sklearn.metrics import mean_absolute_error, mean_squared_error, r2_score</text:span></text:p>
      <text:list text:style-name="L4">
        <text:list-item>
          <text:p text:style-name="P11"><text:span text:style-name="Strong_20_Emphasis">MAE</text:span> → Mean Absolute Error (average absolute difference)</text:p>
        </text:list-item>
        <text:list-item>
          <text:p text:style-name="P11"><text:span text:style-name="Strong_20_Emphasis">MSE</text:span> → Mean Squared Error (penalizes large errors)</text:p>
        </text:list-item>
        <text:list-item>
          <text:p text:style-name="P11"><text:span text:style-name="Strong_20_Emphasis">R²</text:span> → How well the model explains variance (1 = perfect)</text:p>
        </text:list-item>
      </text:list>
      <text:h text:style-name="Heading_20_3" text:outline-level="3"><text:soft-page-break/>🧩 Step 5: Overfitting vs Underfitting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Overfitting</text:span></text:p>
          </table:table-cell>
          <table:table-cell table:style-name="Table1.A1" office:value-type="string">
            <text:p text:style-name="Table_20_Contents">Model performs very well on training data but poorly on new data</text:p>
          </table:table-cell>
          <table:table-cell table:style-name="Table1.A1" office:value-type="string">
            <text:p text:style-name="Table_20_Contents">“Memorizing” dat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nderfitting</text:span></text:p>
          </table:table-cell>
          <table:table-cell table:style-name="Table1.A1" office:value-type="string">
            <text:p text:style-name="Table_20_Contents">Model too simple, misses key patterns</text:p>
          </table:table-cell>
          <table:table-cell table:style-name="Table1.A1" office:value-type="string">
            <text:p text:style-name="Table_20_Contents">Straight line through complex tren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1:26:07.185331198</meta:creation-date>
    <dc:date>2025-10-21T11:31:29.844205263</dc:date>
    <meta:editing-duration>PT5M24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2" meta:paragraph-count="36" meta:word-count="202" meta:character-count="1287" meta:non-whitespace-character-count="1135"/>
  </office:meta>
</office:document-meta>
</file>